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text-properties officeooo:paragraph-rsid="001ef1b3"/>
    </style:style>
    <style:style style:name="P3" style:family="paragraph" style:parent-style-name="Standard">
      <style:paragraph-properties fo:line-height="200%" fo:text-align="justify" style:justify-single-word="false"/>
      <style:text-properties officeooo:paragraph-rsid="011a31f8"/>
    </style:style>
    <style:style style:name="P4" style:family="paragraph" style:parent-style-name="Standard">
      <style:paragraph-properties fo:line-height="200%" fo:text-align="justify" style:justify-single-word="false"/>
      <style:text-properties officeooo:paragraph-rsid="0135343a"/>
    </style:style>
    <style:style style:name="P5" style:family="paragraph" style:parent-style-name="Standard">
      <style:paragraph-properties fo:line-height="200%" fo:text-align="justify" style:justify-single-word="false"/>
      <style:text-properties fo:font-weight="bold" officeooo:rsid="011dc441" officeooo:paragraph-rsid="011dc441" style:font-weight-asian="bold" style:font-weight-complex="bold"/>
    </style:style>
    <style:style style:name="P6" style:family="paragraph" style:parent-style-name="Standard">
      <style:paragraph-properties fo:line-height="200%" fo:text-align="justify" style:justify-single-word="false"/>
      <style:text-properties fo:font-weight="bold" officeooo:rsid="016f7996" officeooo:paragraph-rsid="016f7996" style:font-weight-asian="bold" style:font-weight-complex="bold"/>
    </style:style>
    <style:style style:name="P7" style:family="paragraph" style:parent-style-name="Standard">
      <style:paragraph-properties fo:line-height="200%" fo:text-align="justify" style:justify-single-word="false"/>
      <style:text-properties officeooo:rsid="011dc441" officeooo:paragraph-rsid="011dc441"/>
    </style:style>
    <style:style style:name="P8" style:family="paragraph" style:parent-style-name="Standard">
      <style:paragraph-properties fo:line-height="200%" fo:text-align="justify" style:justify-single-word="false"/>
      <style:text-properties officeooo:rsid="011dc441" officeooo:paragraph-rsid="012172f5"/>
    </style:style>
    <style:style style:name="P9" style:family="paragraph" style:parent-style-name="Standard">
      <style:paragraph-properties fo:line-height="200%" fo:text-align="justify" style:justify-single-word="false"/>
      <style:text-properties officeooo:rsid="012f7c3e" officeooo:paragraph-rsid="018013af"/>
    </style:style>
    <style:style style:name="P10" style:family="paragraph" style:parent-style-name="Standard">
      <style:paragraph-properties fo:line-height="200%" fo:text-align="justify" style:justify-single-word="false"/>
      <style:text-properties officeooo:rsid="0149e5d6" officeooo:paragraph-rsid="014e63d0"/>
    </style:style>
    <style:style style:name="P11" style:family="paragraph" style:parent-style-name="Standard">
      <style:paragraph-properties fo:line-height="200%" fo:text-align="justify" style:justify-single-word="false"/>
      <style:text-properties officeooo:rsid="01943ffb" officeooo:paragraph-rsid="01987ed2"/>
    </style:style>
    <style:style style:name="P12" style:family="paragraph" style:parent-style-name="Standard">
      <style:paragraph-properties fo:line-height="200%" fo:text-align="justify" style:justify-single-word="false"/>
      <style:text-properties officeooo:rsid="01653572" officeooo:paragraph-rsid="017e0892"/>
    </style:style>
    <style:style style:name="P13" style:family="paragraph" style:parent-style-name="Standard">
      <style:paragraph-properties fo:line-height="200%" fo:text-align="justify" style:justify-single-word="false"/>
      <style:text-properties officeooo:rsid="01653572" officeooo:paragraph-rsid="016bbf58"/>
    </style:style>
    <style:style style:name="P14" style:family="paragraph" style:parent-style-name="Standard">
      <style:paragraph-properties fo:line-height="200%" fo:text-align="justify" style:justify-single-word="false"/>
      <style:text-properties officeooo:rsid="016bbf58" officeooo:paragraph-rsid="016bbf58"/>
    </style:style>
    <style:style style:name="P15" style:family="paragraph" style:parent-style-name="Standard">
      <style:paragraph-properties fo:margin-left="0in" fo:margin-right="0in" fo:line-height="200%" fo:text-align="justify" style:justify-single-word="false" fo:text-indent="0.4925in" style:auto-text-indent="false"/>
    </style:style>
    <style:style style:name="P16" style:family="paragraph" style:parent-style-name="Standard">
      <style:paragraph-properties fo:margin-left="0in" fo:margin-right="0in" fo:line-height="200%" fo:text-align="justify" style:justify-single-word="false" fo:text-indent="0in" style:auto-text-indent="false"/>
      <style:text-properties officeooo:rsid="0112c8d2" officeooo:paragraph-rsid="0112c8d2"/>
    </style:style>
    <style:style style:name="P17" style:family="paragraph" style:parent-style-name="Standard" style:master-page-name="Standard">
      <style:paragraph-properties fo:line-height="200%" fo:text-align="justify" style:justify-single-word="false" style:page-number="auto"/>
      <style:text-properties fo:font-weight="bold" officeooo:paragraph-rsid="001d3bf5" style:font-weight-asian="bold"/>
    </style:style>
    <style:style style:name="T1" style:family="text">
      <style:text-properties officeooo:rsid="001d3bf5"/>
    </style:style>
    <style:style style:name="T2" style:family="text">
      <style:text-properties fo:color="#000000"/>
    </style:style>
    <style:style style:name="T3" style:family="text">
      <style:text-properties fo:color="#000000" officeooo:rsid="001d3bf5"/>
    </style:style>
    <style:style style:name="T4" style:family="text">
      <style:text-properties fo:color="#000000" officeooo:rsid="00249d5a"/>
    </style:style>
    <style:style style:name="T5" style:family="text">
      <style:text-properties fo:color="#000000" officeooo:rsid="005e6de4"/>
    </style:style>
    <style:style style:name="T6" style:family="text">
      <style:text-properties fo:color="#000000" officeooo:rsid="00627857"/>
    </style:style>
    <style:style style:name="T7" style:family="text">
      <style:text-properties fo:color="#000000" fo:font-weight="normal" officeooo:rsid="00a36ca4" style:font-weight-asian="normal" style:font-weight-complex="normal"/>
    </style:style>
    <style:style style:name="T8" style:family="text">
      <style:text-properties fo:color="#000000" fo:font-weight="normal" officeooo:rsid="012172f5" style:font-weight-asian="normal" style:font-weight-complex="normal"/>
    </style:style>
    <style:style style:name="T9" style:family="text">
      <style:text-properties fo:color="#000000" fo:font-weight="normal" officeooo:rsid="004856db" style:font-weight-asian="normal" style:font-weight-complex="normal"/>
    </style:style>
    <style:style style:name="T10" style:family="text">
      <style:text-properties fo:color="#000000" fo:font-weight="normal" officeooo:rsid="0122ea46" style:font-weight-asian="normal" style:font-weight-complex="normal"/>
    </style:style>
    <style:style style:name="T11" style:family="text">
      <style:text-properties fo:color="#000000" fo:font-weight="normal" officeooo:rsid="0124bd7a" style:font-weight-asian="normal" style:font-weight-complex="normal"/>
    </style:style>
    <style:style style:name="T12" style:family="text">
      <style:text-properties fo:color="#000000" fo:font-weight="normal" officeooo:rsid="0125a0c3" style:font-weight-asian="normal" style:font-weight-complex="normal"/>
    </style:style>
    <style:style style:name="T13" style:family="text">
      <style:text-properties fo:color="#000000" fo:font-weight="normal" officeooo:rsid="0125a8ee" style:font-weight-asian="normal" style:font-weight-complex="normal"/>
    </style:style>
    <style:style style:name="T14" style:family="text">
      <style:text-properties fo:color="#000000" fo:font-weight="normal" officeooo:rsid="0126794d" style:font-weight-asian="normal" style:font-weight-complex="normal"/>
    </style:style>
    <style:style style:name="T15" style:family="text">
      <style:text-properties fo:color="#000000" fo:font-weight="normal" officeooo:rsid="01271358" style:font-weight-asian="normal" style:font-weight-complex="normal"/>
    </style:style>
    <style:style style:name="T16" style:family="text">
      <style:text-properties fo:color="#000000" fo:font-weight="normal" officeooo:rsid="0127325a" style:font-weight-asian="normal" style:font-weight-complex="normal"/>
    </style:style>
    <style:style style:name="T17" style:family="text">
      <style:text-properties fo:color="#000000" fo:font-weight="normal" officeooo:rsid="0127330d" style:font-weight-asian="normal" style:font-weight-complex="normal"/>
    </style:style>
    <style:style style:name="T18" style:family="text">
      <style:text-properties fo:color="#000000" fo:font-weight="normal" officeooo:rsid="01284247" style:font-weight-asian="normal" style:font-weight-complex="normal"/>
    </style:style>
    <style:style style:name="T19" style:family="text">
      <style:text-properties fo:color="#000000" fo:font-weight="normal" officeooo:rsid="012a3350" style:font-weight-asian="normal" style:font-weight-complex="normal"/>
    </style:style>
    <style:style style:name="T20" style:family="text">
      <style:text-properties fo:color="#000000" fo:font-weight="normal" officeooo:rsid="0132ab94" style:font-weight-asian="normal" style:font-weight-complex="normal"/>
    </style:style>
    <style:style style:name="T21" style:family="text">
      <style:text-properties fo:color="#000000" fo:font-weight="normal" officeooo:rsid="01341f21" style:font-weight-asian="normal" style:font-weight-complex="normal"/>
    </style:style>
    <style:style style:name="T22" style:family="text">
      <style:text-properties fo:color="#000000" fo:font-weight="normal" officeooo:rsid="014d9231" style:font-weight-asian="normal" style:font-weight-complex="normal"/>
    </style:style>
    <style:style style:name="T23" style:family="text">
      <style:text-properties fo:color="#000000" fo:font-weight="normal" officeooo:rsid="014e63d0" style:font-weight-asian="normal" style:font-weight-complex="normal"/>
    </style:style>
    <style:style style:name="T24" style:family="text">
      <style:text-properties fo:color="#000000" fo:font-weight="normal" officeooo:rsid="01566b33" style:font-weight-asian="normal" style:font-weight-complex="normal"/>
    </style:style>
    <style:style style:name="T25" style:family="text">
      <style:text-properties fo:color="#000000" fo:font-weight="normal" officeooo:rsid="01500755" style:font-weight-asian="normal" style:font-weight-complex="normal"/>
    </style:style>
    <style:style style:name="T26" style:family="text">
      <style:text-properties fo:color="#000000" fo:font-weight="normal" officeooo:rsid="0158617c" style:font-weight-asian="normal" style:font-weight-complex="normal"/>
    </style:style>
    <style:style style:name="T27" style:family="text">
      <style:text-properties fo:color="#000000" fo:font-weight="normal" officeooo:rsid="015b27e9" style:font-weight-asian="normal" style:font-weight-complex="normal"/>
    </style:style>
    <style:style style:name="T28" style:family="text">
      <style:text-properties fo:color="#000000" fo:font-weight="normal" officeooo:rsid="015b2f96" style:font-weight-asian="normal" style:font-weight-complex="normal"/>
    </style:style>
    <style:style style:name="T29" style:family="text">
      <style:text-properties fo:color="#000000" fo:font-weight="normal" officeooo:rsid="015c610d" style:font-weight-asian="normal" style:font-weight-complex="normal"/>
    </style:style>
    <style:style style:name="T30" style:family="text">
      <style:text-properties fo:color="#000000" fo:font-weight="normal" officeooo:rsid="00a2608d" style:font-weight-asian="normal" style:font-weight-complex="normal"/>
    </style:style>
    <style:style style:name="T31" style:family="text">
      <style:text-properties fo:color="#000000" fo:font-weight="normal" officeooo:rsid="019eddb5" style:font-weight-asian="normal" style:font-weight-complex="normal"/>
    </style:style>
    <style:style style:name="T32" style:family="text">
      <style:text-properties officeooo:rsid="001d7cfb"/>
    </style:style>
    <style:style style:name="T33" style:family="text">
      <style:text-properties officeooo:rsid="001e1edd"/>
    </style:style>
    <style:style style:name="T34" style:family="text">
      <style:text-properties officeooo:rsid="001ef1b3"/>
    </style:style>
    <style:style style:name="T35" style:family="text">
      <style:text-properties officeooo:rsid="0023787f"/>
    </style:style>
    <style:style style:name="T36" style:family="text">
      <style:text-properties officeooo:rsid="00249d5a"/>
    </style:style>
    <style:style style:name="T37" style:family="text">
      <style:text-properties officeooo:rsid="00306215"/>
    </style:style>
    <style:style style:name="T38" style:family="text">
      <style:text-properties officeooo:rsid="003d051b"/>
    </style:style>
    <style:style style:name="T39" style:family="text">
      <style:text-properties officeooo:rsid="005e1a46"/>
    </style:style>
    <style:style style:name="T40" style:family="text">
      <style:text-properties fo:font-weight="normal" officeooo:rsid="00a06ff2" style:font-weight-asian="normal" style:font-weight-complex="normal"/>
    </style:style>
    <style:style style:name="T41" style:family="text">
      <style:text-properties fo:font-weight="normal" officeooo:rsid="00a2608d" style:font-weight-asian="normal" style:font-weight-complex="normal"/>
    </style:style>
    <style:style style:name="T42" style:family="text">
      <style:text-properties fo:font-weight="normal" officeooo:rsid="00f8c700" style:font-weight-asian="normal" style:font-weight-complex="normal"/>
    </style:style>
    <style:style style:name="T43" style:family="text">
      <style:text-properties fo:font-style="normal" officeooo:rsid="0114b9a3" style:font-style-asian="normal" style:font-style-complex="normal"/>
    </style:style>
    <style:style style:name="T44" style:family="text">
      <style:text-properties fo:font-style="normal" officeooo:rsid="01173bb1" style:font-style-asian="normal" style:font-style-complex="normal"/>
    </style:style>
    <style:style style:name="T45" style:family="text">
      <style:text-properties fo:font-style="normal" officeooo:rsid="017b6240" style:font-style-asian="normal" style:font-style-complex="normal"/>
    </style:style>
    <style:style style:name="T46" style:family="text">
      <style:text-properties fo:font-style="normal" officeooo:rsid="0182537b" style:font-style-asian="normal" style:font-style-complex="normal"/>
    </style:style>
    <style:style style:name="T47" style:family="text">
      <style:text-properties fo:font-style="normal" officeooo:rsid="018321e2" style:font-style-asian="normal" style:font-style-complex="normal"/>
    </style:style>
    <style:style style:name="T48" style:family="text">
      <style:text-properties officeooo:rsid="0114b9a3"/>
    </style:style>
    <style:style style:name="T49" style:family="text">
      <style:text-properties officeooo:rsid="011efa85"/>
    </style:style>
    <style:style style:name="T50" style:family="text">
      <style:text-properties officeooo:rsid="01208c08"/>
    </style:style>
    <style:style style:name="T51" style:family="text">
      <style:text-properties officeooo:rsid="0125a0c3"/>
    </style:style>
    <style:style style:name="T52" style:family="text">
      <style:text-properties officeooo:rsid="012d3cdb"/>
    </style:style>
    <style:style style:name="T53" style:family="text">
      <style:text-properties officeooo:rsid="01553e5d"/>
    </style:style>
    <style:style style:name="T54" style:family="text">
      <style:text-properties fo:font-weight="bold" style:font-weight-asian="bold" style:font-weight-complex="bold"/>
    </style:style>
    <style:style style:name="T55" style:family="text">
      <style:text-properties fo:font-weight="bold" officeooo:rsid="015de812" style:font-weight-asian="bold" style:font-weight-complex="bold"/>
    </style:style>
    <style:style style:name="T56" style:family="text">
      <style:text-properties officeooo:rsid="015de812"/>
    </style:style>
    <style:style style:name="T57" style:family="text">
      <style:text-properties officeooo:rsid="015fb78e"/>
    </style:style>
    <style:style style:name="T58" style:family="text">
      <style:text-properties officeooo:rsid="01653572"/>
    </style:style>
    <style:style style:name="T59" style:family="text">
      <style:text-properties officeooo:rsid="017b6240"/>
    </style:style>
    <style:style style:name="T60" style:family="text">
      <style:text-properties officeooo:rsid="01945f5b"/>
    </style:style>
    <style:style style:name="T61" style:family="text">
      <style:text-properties officeooo:rsid="0197d716"/>
    </style:style>
    <style:style style:name="T62" style:family="text">
      <style:text-properties officeooo:rsid="019c5d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NA isolation, library preparation, sequencing, QC and reads mapping for parental strains</text:p>
      <text:p text:style-name="P2"><text:span text:style-name="T44">Triplicates samples (WT, cut14, rrp6D, cdc15, cut14-cdc15 strains)</text:span><text:span text:style-name="T43"> </text:span><text:span text:style-name="T32">were sequenced on one lane within the same flowcell </text:span>using Illumina <text:span text:style-name="T1">H</text:span>iSeq platform <text:span text:style-name="T35">with a</text:span> <text:span text:style-name="T48">50 bp single-end</text:span> read length. </text:p>
      <text:p text:style-name="P2">*** <text:span text:style-name="T34">Describe yeast culture, cells collection, RNA extraction, libraries construction, index and RiboZero depletion kit ***</text:span></text:p>
      <text:p text:style-name="P1">The raw reads were first assessed for their quality using FastQC <text:span text:style-name="T39">version ***</text:span> <text:s/>(http://www.bioinformatics.babraham. ac.uk/projects/fastqc/, last accessed ***). FastQC did not find any substantial levels of adapter contamination, thus adapter cleaning was not performed. <text:span text:style-name="T1">We trimmed</text:span> reads <text:span text:style-name="T32">tails with a</text:span> Phred score inferior to <text:span text:style-name="T1">2</text:span><text:span text:style-name="T2">0 using </text:span><text:span text:style-name="T3">cutadapt </text:span><text:span text:style-name="T5">version *** </text:span><text:span text:style-name="T3">(</text:span><text:span text:style-name="T6">Martin, 2011</text:span><text:span text:style-name="T3">).</text:span><text:span text:style-name="T4"> </text:span>See supplementary table S1 for raw reads counts.</text:p>
      <text:p text:style-name="P3"><text:span text:style-name="T37">The <text:s/>S. pombe FASTA reference genome and GFF3 annotation were downloaded in August 2017 using</text:span> wget from ftp://ftp.ebi.ac.uk/pub/databases/pombase/pombe/Chromosome_Dumps/Schizosaccharomyces_pombe.ASM294v2.30.dna.genome.fa.gz and ftp://ftp.ebi.ac.uk/pub/databases/pombase/pombe/Chromosome_Dumps/gff3/schizosaccharomyces_pombe.chr.gff3.<text:span text:style-name="T37"> Fragment length distribution was estimated ***. We obtained a mean length of 363.4 bp with a standard deviation of 85.53354 bp. Processed reads were mapped to the reference using</text:span> Bowtie2 version *** (Langmead and Salzberg, 2012) with *** mapping options, <text:span text:style-name="T38">after having built and indexed the reference using bowtie2-build command</text:span>. <text:span text:style-name="T61">See table S1 for summary of <text:s/>mapping.</text:span></text:p>
      <text:p text:style-name="P5">Readthrough detection</text:p>
      <text:p text:style-name="P8">GFF3 ann<text:span text:style-name="T49">ot</text:span>ation was sorted using sort -k1,1 -k4,4n command <text:span text:style-name="T50">and then converted to </text:span><text:span text:style-name="T42">BED</text:span><text:span text:style-name="T40"> using gff2bed command from </text:span><text:span text:style-name="T41">BEDOPS </text:span><text:span text:style-name="T30">version 2.4.30 </text:span><text:span text:style-name="T7">(Neph et al, 2012). </text:span><text:span text:style-name="T16">We subsetted the BED annotation file </text:span><text:span text:style-name="T20">according </text:span><text:span text:style-name="T12">to </text:span><text:span text:style-name="T16">the </text:span><text:span text:style-name="T18">positive or negative</text:span><text:span text:style-name="T16"> </text:span><text:span text:style-name="T20">features‘ </text:span><text:span text:style-name="T12">strand. </text:span><text:span text:style-name="T8">BAM files were sorted and indexed with SAMtools version 1.</text:span><text:span text:style-name="T9">3.</text:span><text:span text:style-name="T8">1 (Li et al, 2009) </text:span><text:span text:style-name="T10">sort and </text:span><text:span text:style-name="T8">index command</text:span><text:span text:style-name="T10">s</text:span><text:span text:style-name="T8">. </text:span><text:span text:style-name="T11">We subsetted forward (reverse)</text:span><text:span text:style-name="T13"> alignments from</text:span><text:span text:style-name="T11"> BAM </text:span><text:span text:style-name="T13">files </text:span><text:span text:style-name="T11">with samtools view </text:span><text:span text:style-name="T15">command,</text:span><text:span text:style-name="T11"> -</text:span><text:span text:style-name="T15">b, </text:span><text:span text:style-name="T11">-F 0x10 (-f 0x10) </text:span><text:soft-page-break/><text:span text:style-name="T15">options</text:span><text:span text:style-name="T11">. </text:span><text:span text:style-name="T12">We then filtered forward (reverse) BAM files to obtain </text:span><text:span text:style-name="T14">alignments falling outside</text:span><text:span text:style-name="T12"> annotat</text:span><text:span text:style-name="T14">ed</text:span><text:span text:style-name="T12"> regions </text:span><text:span text:style-name="T15">using samtools view -</text:span><text:span text:style-name="T17">b, -L </text:span><text:span text:style-name="T19">provided with the negative BED file</text:span><text:span text:style-name="T17"> (</text:span><text:span text:style-name="T19">positive </text:span><text:span text:style-name="T17">BED </text:span><text:span text:style-name="T19">file</text:span><text:span text:style-name="T17">), -U options</text:span><text:span text:style-name="T12">, </text:span><text:span text:style-name="T19">considering the </text:span><text:span text:style-name="T21">strand-specific reverse</text:span><text:span text:style-name="T19"> protocol of the library preparation. </text:span></text:p>
      <text:p text:style-name="P4"><text:span text:style-name="T51">We used MUSIC (Harmanci et al, 2014) tool, cloned from </text:span><text:a xlink:type="simple" xlink:href="https://github.com/gersteinlab/MUSIC" text:style-name="Internet_20_link" text:visited-style-name="Visited_20_Internet_20_Link"><text:span text:style-name="T51">https://github.com/gersteinlab/MUSIC</text:span></text:a><text:span text:style-name="T51"> on November 2017, for peak detection assuming the detected peaks in 3‘ of the features could match with readthrough delimitation. We generated 2x2 sets of peaks; the first one obtained from cut14 strain compared to the WT reference (on forward and on reverse alignments separately) and <text:s/>the second one from rrp6D strain compared to the WT reference (on forward and reverse alignments separately). We generated the multi-mappability profile of the reference using the bowtie2 index of the FASTA reference, a read length of 50 bp and the FASTA reference arguments as explained by Harmancy et al, 2014. We then successively used MUSIC preprocess, sort and remove duplicates commands to preprocess the BAM files. We eventually used the get_TF_peaks tool with -begin_l 100, -end_l 2000, -step 1.2, -l_mapp 50, -l_frag 363, -q_val 1, -l_p 0 options after having run the get_per_win_p_vals_vs_FC tool to automatically perform MUSIC parameters selection.</text:span></text:p>
      <text:p text:style-name="P10"><text:span text:style-name="T53">For each set of peaks, a</text:span>ll detected putative peaks <text:span text:style-name="T53">found at different scales, outputted in BED files,</text:span> were <text:span text:style-name="T62">taken using the extended BED output file. Then, using BEDtools version 2.25.0 (Quinlan and Hall, 2010), we substracted the BED peaks files with bedtools subtract -S, -a provided with the concatenated forward (without -S for the reverse) BED peaks file, -b </text:span><text:span text:style-name="T19">provided with the </text:span><text:span text:style-name="T24">concatenated </text:span><text:span text:style-name="T19">negative </text:span><text:span text:style-name="T24">(positive)</text:span><text:span text:style-name="T19"> BED file</text:span><text:span text:style-name="T17"> </text:span><text:span text:style-name="T22">options </text:span><text:span text:style-name="T27">and obtai</text:span><text:span text:style-name="T31">ne</text:span><text:span text:style-name="T27">d intermediate peaks files</text:span><text:span text:style-name="T22">. </text:span><text:span text:style-name="T27">Intermediate </text:span><text:span text:style-name="T28">negative and positive </text:span><text:span text:style-name="T27">p</text:span><text:span text:style-name="T23">eaks </text:span><text:span text:style-name="T27">files</text:span><text:span text:style-name="T23"> were then filtered </text:span><text:span text:style-name="T26">to exactly match t</text:span><text:span text:style-name="T25">he 3‘ to the </text:span><text:span text:style-name="T26">nearest </text:span><text:span text:style-name="T25">feature</text:span><text:span text:style-name="T27"> and concatenate to a single BED file per mutant. </text:span><text:span text:style-name="T29">Eventually, for the cut14-based annotation, peaks found in rrp6D mutants were added to the cut14-based annotation and for the rrp6D-based annotation, peaks found in cut14 mutants were added to the rrp6D-based annotation. </text:span><text:span text:style-name="T51"><text:s/></text:span></text:p>
      <text:p text:style-name="P11"><text:span text:style-name="T60">To assess the significancy of the detected readthroughs, w</text:span>e used <text:span text:style-name="T58">sleuth (Pimentel et al, 2017) Bioconductor package after calling kallisto version 0.43.1 (Bray et al, 2016) quantifier on BAM files providing with the concatenation of all features without readthrough, the readthrough and their </text:span><text:soft-page-break/><text:span text:style-name="T58">corresponding parent in BED format. As regards the kallisto quantifier, we used bedtools getfasta command, -fi provided with the FASTA reference, -bed provided with the concatenated BED annotation file, <text:s/>-name, -f options to generate transcripts in FASTA format and indexed with kallisto index command, -k 31, --make-unique options. We eventually used kallisto quand command -i provided with our index, --single, -l 363.4, -s 85.53354, --bias, --bootstrap-samples 100, --rf-stranded options to generate count tables from <text:s/>the previously processed FASTQ files. We eventually used the rhdf5 (Fischer et al, 2017) R package to filter the abundance h5 file to only make the differential analysis on the readthrough and their parents fallin in chromosomes I, II and III. *** thresholds *** See table S2 for summary of readthrough detection steps.</text:span></text:p>
      <text:p text:style-name="P7"><text:span text:style-name="T54">Differential expression analysis </text:span><text:span text:style-name="T55">(DEA)</text:span></text:p>
      <text:p text:style-name="P9"><text:span text:style-name="T59">Four </text:span>DE<text:span text:style-name="T56">A</text:span> <text:span text:style-name="T59">were done: </text:span><text:span text:style-name="T44">cut14 </text:span><text:span text:style-name="T45">vs WT</text:span><text:span text:style-name="T44">, rrp6D </text:span><text:span text:style-name="T45">vs WT</text:span><text:span text:style-name="T44">, cdc15 </text:span><text:span text:style-name="T45">vs WT </text:span><text:span text:style-name="T46">and</text:span><text:span text:style-name="T44"> cut14-cdc15 </text:span><text:span text:style-name="T45">vs WT. </text:span><text:span text:style-name="T47">They were</text:span> performed <text:span text:style-name="T58">i) </text:span>using DESeq2 (<text:span text:style-name="T57">Love et al, 2014</text:span>) Bioconductor package <text:span text:style-name="T58">after calling RSEM version *** (Li and Dewey, 2011) quantifier and ii) sleuth Bioconductor package after calling kallisto quantifier on BAM files. As the RSEM quantifier required GTF2 annotation in input, our GFF3 annotation was converted using gffread utility from GFF tools of Johns Hopkins University downloaded on </text:span><text:a xlink:type="simple" xlink:href="https://github.com/gpertea/gffread" text:style-name="Internet_20_link" text:visited-style-name="Visited_20_Internet_20_Link"><text:span text:style-name="T58">https://github.com/gpertea/gffread</text:span></text:a><text:span text:style-name="T58">. We used all features - but tRNA genes - on I, II, III chromosomes to perform for the differential testing. As regards the RSEM quantifier ***. As regards the kallisto quantifier, we used bedtools getfasta command, -fi provided with the FASTA reference, -bed provided with the BED annotation file, <text:s/>-name, -f options to generate transcripts in FASTA format and indexed with kallisto index command, -k 31, --make-unique options. We eventually used kallisto quand command -i provided with our index, --single, -l 363.4, -s 85.53354, --bias, --bootstrap-samples 100, --rf-stranded options to generate count tables from <text:s/>the previously processed FASTQ files. Note that counts were imported for the first DESeq2 analysis using the tximport (Soneson et al, 2015) Bioconductor package. </text:span></text:p>
      <text:p text:style-name="P12">On both tools, p-values were adjusted using a Benjamini-Hochberg False Discovery Rate (Benjamin and Hochberg, 1995) correction. *** thresholds ***</text:p>
      <text:p text:style-name="P13"><text:soft-page-break/>We used a Generalized Linear Model with a negative binomial family with MASS::glm.nb (Venables and Ripley, 2002) R function to compare distances to the nearest tRNA between equally expressed and differentially expressed genes using a Wald test on the GLM coefficient associated to the feature status at a 5% p-value threshold. The density of equally expressed and differentially expressed genes along chromosomes were plotted using a sliding window of size 10 kb using the zoo:rollapply (Zeileis and Grothendieck, 2003) R function.</text:p>
      <text:p text:style-name="P6">Metagene representation</text:p>
      <text:p text:style-name="P14">Metagene was built within 3kp upstream the TSS and 3kp downstream the TTS of each gene displaying readthrough at a p-value threshold of 0.001 and a log2 fold change threshold of 1.5 using <text:s/>mapped reads. We used 30 bins for the gene and a rolling mean of 100 bp using zoo::rollapply R function for regions outside the gene on counts within bins normalized by the length of the bin and the mean coverage within each replicate. All bins were then averaged between all genes and replicates and log2 transformed. </text:p>
      <text:p text:style-name="P14"><text:s/></text:p>
      <text:p text:style-name="P15">REFERENCES</text:p>
      <text:p text:style-name="P16">See text file called ‚ref‘.</text:p>
      <text:p text:style-name="P15"/>
      <text:p text:style-name="P15">ACKNOWLEDGEMENTS</text:p>
      <text:p text:style-name="P15"/>
      <text:p text:style-name="P15">We thank <text:span text:style-name="T33">Jean-Baptiste Claude</text:span> <text:span text:style-name="T52">and Hélène Polvèche </text:span>for discussions, ***PSMN, <text:span text:style-name="T36">Biocomputing Pole of the LBMC for providing QC and quantification with RSEM pipeline, </text:span>developers of R, bioconductor and Ubuntu for their software. </text:p>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_28_Web_29_" style:display-name="Normal (Web)" style:family="paragraph" style:parent-style-name="Standard" style:default-outline-level="">
      <style:text-properties style:font-name="Times" fo:font-family="Times" style:font-family-generic="roman" style:font-pitch="variable" fo:font-size="10pt" fo:language="fr" fo:country="FR"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ny </meta:initial-creator>
    <meta:creation-date>2016-08-02T09:19:19</meta:creation-date>
    <dc:date>2018-01-10T11:16:57.192709294</dc:date>
    <meta:editing-duration>P1DT19H47S</meta:editing-duration>
    <meta:editing-cycles>533</meta:editing-cycles>
    <meta:generator>LibreOffice/5.1.6.2$Linux_X86_64 LibreOffice_project/10m0$Build-2</meta:generator>
    <meta:document-statistic meta:table-count="0" meta:image-count="0" meta:object-count="0" meta:page-count="4" meta:paragraph-count="21" meta:word-count="1209" meta:character-count="8113" meta:non-whitespace-character-count="6917"/>
  </office:meta>
</office:document-meta>
</file>